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ole-draw-aspect="1"/>
    </style:style>
    <style:style style:name="gr2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7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1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7" style:family="graphic" style:parent-style-name="objectwithoutfill">
      <style:graphic-properties draw:fill="none" draw:textarea-vertical-align="middle"/>
    </style:style>
    <style:style style:name="gr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5" style:family="graphic" style:parent-style-name="objectwithoutfill">
      <style:graphic-properties draw:marker-start="Arrow" draw:marker-end="Arrow" draw:fill="none" draw:textarea-vertical-align="middle"/>
    </style:style>
    <style:style style:name="gr156" style:family="graphic" style:parent-style-name="standard" style:list-style-name="L2">
      <style:graphic-properties draw:stroke="none" draw:fill="none" fo:min-height="0.32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5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>
      <style:graphic-properties draw:fill="none" draw:textarea-vertical-align="middle" draw:auto-grow-height="false" fo:min-height="3.922cm" fo:min-width="0cm"/>
    </style:style>
    <style:style style:name="gr221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5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6" style:family="graphic" style:parent-style-name="standard" style:list-style-name="L2">
      <style:graphic-properties draw:stroke="none" draw:fill="none" fo:min-height="0.319cm"/>
    </style:style>
    <style:style style:name="gr2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8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2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8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69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2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3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1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2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84" style:family="graphic" style:parent-style-name="standard">
      <style:graphic-properties draw:textarea-horizontal-align="left" draw:textarea-vertical-align="top" draw:auto-grow-height="false" fo:min-height="6.25cm" fo:min-width="12.4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7" style:family="graphic" style:parent-style-name="objectwithoutfill">
      <style:graphic-properties draw:marker-start="Arrow" draw:marker-end="Arrow" draw:fill="none" draw:textarea-vertical-align="middle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23" style:family="graphic" style:parent-style-name="standard">
      <style:graphic-properties draw:stroke="none" draw:fill="none" fo:min-height="0.32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1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75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7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7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91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92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93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94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5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>
        <style:tab-stops/>
      </style:paragraph-properties>
    </style:style>
    <style:style style:name="P3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0" style:family="paragraph">
      <style:paragraph-properties fo:margin-left="0cm" fo:margin-right="0cm" fo:margin-top="0.1cm" fo:margin-bottom="0.1cm" fo:line-height="100%" fo:text-align="start" fo:text-indent="0cm"/>
    </style:style>
    <style:style style:name="P11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5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6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text-align="center"/>
      <style:text-properties fo:font-size="8pt" style:font-size-asian="8pt"/>
    </style:style>
    <style:style style:name="P18" style:family="paragraph">
      <loext:graphic-properties draw:fill="none"/>
      <style:paragraph-properties fo:margin-top="0.1cm" fo:margin-bottom="0.1cm" fo:line-height="100%" fo:text-align="start"/>
    </style:style>
    <style:style style:name="P19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0" style:family="paragraph">
      <style:paragraph-properties fo:margin-top="0.1cm" fo:margin-bottom="0.1cm"/>
    </style:style>
    <style:style style:name="P21" style:family="paragraph">
      <loext:graphic-properties draw:fill-color="#ff6600"/>
      <style:paragraph-properties fo:margin-top="0.1cm" fo:margin-bottom="0.1cm" fo:text-align="center"/>
    </style:style>
    <style:style style:name="P22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3" style:family="paragraph">
      <style:paragraph-properties fo:margin-left="0cm" fo:margin-right="0cm" fo:margin-top="0.1cm" fo:margin-bottom="0.1cm" fo:text-align="start" fo:text-indent="0cm"/>
    </style:style>
    <style:style style:name="P24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5" style:family="text">
      <style:text-properties fo:font-size="8pt" style:font-size-asian="8pt"/>
    </style:style>
    <style:style style:name="T6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6.85cm" svg:y="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3" draw:layer="layout" svg:width="10.9cm" svg:height="4.3cm" svg:x="0.7cm" svg:y="0.9cm">
          <text:p text:style-name="P2"><text:span text:style-name="T1"/></text:p>
          <text:p text:style-name="P2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text:p text:style-name="P2"><text:span text:style-name="T1">Page4</text:span><text:span text:style-name="T1">：术语表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5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2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3" draw:text-style-name="P1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xml:id="id5" draw:id="id5" draw:layer="layout" svg:width="2.548cm" svg:height="0.8cm" svg:x="11.177cm" svg:y="6.5cm">
          <text:p text:style-name="P4"><text:span text:style-name="T2">20</text:span><text:span text:style-name="T2">位地址空间</text:span></text:p>
          <text:p text:style-name="P4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5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8" draw:layer="layout" svg:width="13.5cm" svg:height="1cm" svg:x="0.6cm" svg:y="0.8cm">
          <text:p text:style-name="P1">实地址模式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4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3" draw:text-style-name="P1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5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1" draw:text-style-name="P8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13.5cm" svg:height="1cm" svg:x="15cm" svg:y="0.8cm">
          <text:p text:style-name="P1">保护模式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4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4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6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7" draw:text-style-name="P7" draw:layer="layout" svg:x1="5.452cm" svg:y1="3.5cm" svg:x2="5.452cm" svg:y2="8.7cm">
          <text:p/>
        </draw:line>
        <draw:line draw:style-name="gr87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8" draw:text-style-name="P5" draw:layer="layout" svg:width="2.886cm" svg:height="0.4cm" svg:x="10.313cm" svg:y="15.799cm">
          <text:p text:style-name="P4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9" xml:id="id69" draw:id="id69" draw:layer="layout" svg:width="2.886cm" svg:height="0.4cm" svg:x="10.314cm" svg:y="15.4cm">
          <text:p text:style-name="P4"><text:span text:style-name="T3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4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4" draw:text-style-name="P5" draw:layer="layout" svg:width="2.805cm" svg:height="0.4cm" svg:x="2.1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xml:id="id23" draw:id="id23" draw:layer="layout" svg:width="2.805cm" svg:height="0.4cm" svg:x="2.1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xml:id="id25" draw:id="id25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line-skew="-0.199cm" svg:x1="1.9cm" svg:y1="13.201cm" svg:x2="2.1cm" svg:y2="3.808cm" draw:start-shape="id21" draw:start-glue-point="3" draw:end-shape="id22" draw:end-glue-point="3" svg:d="M1900 13201h-700v-9393h900" svg:viewBox="0 0 901 9394">
          <text:p/>
        </draw:connector>
        <draw:custom-shape draw:style-name="gr120" draw:text-style-name="P5" xml:id="id24" draw:id="id24" draw:layer="layout" svg:width="2.749cm" svg:height="0.4cm" svg:x="6.1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xml:id="id27" draw:id="id27" draw:layer="layout" svg:width="2.749cm" svg:height="0.4cm" svg:x="6.1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xml:id="id59" draw:id="id59" draw:layer="layout" svg:width="2.749cm" svg:height="0.4cm" svg:x="6.151cm" svg:y="3.6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4.905cm" svg:y1="4.207cm" svg:x2="6.151cm" svg:y2="3.007cm" draw:start-shape="id23" draw:start-glue-point="1" draw:end-shape="id24" draw:end-glue-point="3" svg:d="M4905 4207h623v-1200h623" svg:viewBox="0 0 1247 1201">
          <text:p/>
        </draw:connector>
        <draw:custom-shape draw:style-name="gr125" draw:text-style-name="P5" xml:id="id26" draw:id="id26" draw:layer="layout" svg:width="2.748cm" svg:height="0.4cm" svg:x="6.1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4.905cm" svg:y1="4.607cm" svg:x2="6.152cm" svg:y2="5.008cm" draw:start-shape="id25" draw:start-glue-point="1" draw:end-shape="id26" draw:end-glue-point="3" svg:d="M4905 4607h624v401h623" svg:viewBox="0 0 1248 402">
          <text:p/>
        </draw:connector>
        <draw:custom-shape draw:style-name="gr126" draw:text-style-name="P5" xml:id="id28" draw:id="id28" draw:layer="layout" svg:width="2.548cm" svg:height="0.4cm" svg:x="9.8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9.852cm" svg:y="3.2cm">
          <text:p text:style-name="P4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8.9cm" svg:y1="3.407cm" svg:x2="9.852cm" svg:y2="3cm" draw:start-shape="id27" draw:start-glue-point="1" draw:end-shape="id28" draw:end-glue-point="3" svg:d="M8900 3407h476v-407h476" svg:viewBox="0 0 953 408">
          <text:p/>
        </draw:connector>
        <draw:custom-shape draw:style-name="gr134" draw:text-style-name="P11" xml:id="id36" draw:id="id36" draw:layer="layout" svg:width="3.286cm" svg:height="0.4cm" svg:x="15.8cm" svg:y="4.19cm">
          <text:p text:style-name="P10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xml:id="id33" draw:id="id33" draw:layer="layout" svg:width="3.286cm" svg:height="0.4cm" svg:x="15.8cm" svg:y="4.5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7" draw:text-style-name="P11" xml:id="id31" draw:id="id31" draw:layer="layout" svg:width="3.286cm" svg:height="0.4cm" svg:x="15.801cm" svg:y="6.991cm">
          <text:p text:style-name="P10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1" draw:layer="layout" svg:width="3.286cm" svg:height="0.4cm" svg:x="15.802cm" svg:y="7.3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1" draw:layer="layout" svg:width="3.286cm" svg:height="0.4cm" svg:x="15.802cm" svg:y="7.7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1" draw:layer="layout" svg:width="3.286cm" svg:height="0.4cm" svg:x="15.803cm" svg:y="8.1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1" draw:layer="layout" svg:width="3.286cm" svg:height="0.4cm" svg:x="15.802cm" svg:y="8.5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1" draw:layer="layout" svg:width="3.286cm" svg:height="0.4cm" svg:x="15.803cm" svg:y="8.9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1" draw:layer="layout" svg:width="3.286cm" svg:height="0.4cm" svg:x="15.803cm" svg:y="9.3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" draw:layer="layout" svg:width="3.286cm" svg:height="0.4cm" svg:x="15.804cm" svg:y="9.794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7" draw:layer="layout" svg:x1="19.048cm" svg:y1="9.004cm" svg:x2="20.948cm" svg:y2="9.004cm">
          <text:p/>
        </draw:line>
        <draw:line draw:style-name="gr87" draw:text-style-name="P7" draw:layer="layout" svg:x1="19.1cm" svg:y1="10.2cm" svg:x2="20.948cm" svg:y2="10.204cm">
          <text:p/>
        </draw:line>
        <draw:line draw:style-name="gr87" draw:text-style-name="P7" draw:layer="layout" svg:x1="19.048cm" svg:y1="7.004cm" svg:x2="20.948cm" svg:y2="7.004cm">
          <text:p/>
        </draw:line>
        <draw:line draw:style-name="gr155" draw:text-style-name="P7" draw:layer="layout" svg:x1="20.448cm" svg:y1="7.004cm" svg:x2="20.448cm" svg:y2="9.004cm">
          <text:p/>
        </draw:line>
        <draw:line draw:style-name="gr155" draw:text-style-name="P7" draw:layer="layout" svg:x1="20.448cm" svg:y1="9.104cm" svg:x2="20.448cm" svg:y2="10.204cm">
          <text:p/>
        </draw:line>
        <draw:frame draw:style-name="gr156" draw:text-style-name="P12" draw:layer="layout" svg:width="2.229cm" svg:height="0.57cm" svg:x="19.419cm" svg:y="9.334cm">
          <draw:text-box>
            <text:p text:style-name="P10"><text:span text:style-name="T2">ZONE_DMA</text:span></text:p>
          </draw:text-box>
        </draw:frame>
        <draw:custom-shape draw:style-name="gr157" draw:text-style-name="P5" draw:layer="layout" svg:width="3.481cm" svg:height="0.4cm" svg:x="21.3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xml:id="id32" draw:id="id32" draw:layer="layout" svg:width="3.481cm" svg:height="0.4cm" svg:x="21.3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xml:id="id37" draw:id="id37" draw:layer="layout" svg:width="3.481cm" svg:height="0.4cm" svg:x="21.3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draw:layer="layout" svg:width="3.481cm" svg:height="0.4cm" svg:x="21.315cm" svg:y="4.701cm">
          <text:p text:style-name="P4"><text:span text:style-name="T2"><text:s text:c="6"/></text:span><text:span text:style-name="T2">.free_area[</text:span><text:span text:style-name="T4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draw:layer="layout" svg:width="3.481cm" svg:height="0.4cm" svg:x="21.3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xml:id="id34" draw:id="id34" draw:layer="layout" svg:width="3.481cm" svg:height="0.4cm" svg:x="21.3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" draw:layer="layout" svg:width="3.48cm" svg:height="0.4cm" svg:x="21.3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5" draw:text-style-name="P7" draw:layer="layout" svg:x1="19.087cm" svg:y1="7.191cm" svg:x2="21.315cm" svg:y2="4.5cm" draw:start-shape="id31" draw:start-glue-point="1" draw:end-shape="id32" svg:d="M19087 7191h1114v-2691h1114" svg:viewBox="0 0 2229 2692">
          <text:p/>
        </draw:connector>
        <draw:connector draw:style-name="gr86" draw:text-style-name="P7" draw:layer="layout" draw:line-skew="0.499cm" svg:x1="19.086cm" svg:y1="4.79cm" svg:x2="21.315cm" svg:y2="5.301cm" draw:start-shape="id33" draw:start-glue-point="1" draw:end-shape="id34" draw:end-glue-point="3" svg:d="M19086 4790h1614v511h615" svg:viewBox="0 0 2230 512">
          <text:p/>
        </draw:connector>
        <draw:custom-shape draw:style-name="gr166" draw:text-style-name="P5" xml:id="id48" draw:id="id48" draw:layer="layout" svg:width="3.481cm" svg:height="0.4cm" svg:x="21.3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" xml:id="id35" draw:id="id35" draw:layer="layout" svg:width="3.481cm" svg:height="0.4cm" svg:x="21.3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21.3cm" svg:y1="3.7cm" svg:x2="17.443cm" svg:y2="4.19cm" draw:start-shape="id35" draw:start-glue-point="3" draw:end-shape="id36" draw:end-glue-point="0" svg:d="M21300 3700h-1107v-11h-2750v501" svg:viewBox="0 0 3858 502">
          <text:p/>
        </draw:connector>
        <draw:custom-shape draw:style-name="gr168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24.796cm" svg:y1="8.901cm" svg:x2="26.1cm" svg:y2="9.1cm" draw:start-shape="id37" draw:start-glue-point="1" draw:end-shape="id38" draw:end-glue-point="3" svg:d="M24796 8901h652v199h652" svg:viewBox="0 0 1305 200">
          <text:p/>
        </draw:connector>
        <draw:custom-shape draw:style-name="gr169" draw:text-style-name="P5" draw:layer="layout" svg:width="3.481cm" svg:height="0.4cm" svg:x="21.3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5" xml:id="id51" draw:id="id51" draw:layer="layout" svg:width="3.481cm" svg:height="0.4cm" svg:x="21.3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5" draw:layer="layout" svg:width="3.481cm" svg:height="0.4cm" svg:x="21.3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draw:layer="layout" svg:width="3.481cm" svg:height="0.4cm" svg:x="21.3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" draw:layer="layout" svg:width="3.481cm" svg:height="0.4cm" svg:x="21.3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6" draw:text-style-name="P7" draw:layer="layout" svg:x1="15.451cm" svg:y1="3.1cm" svg:x2="15.8cm" svg:y2="4.39cm" draw:start-shape="id39" draw:start-glue-point="3" draw:end-shape="id36" draw:end-glue-point="3" svg:d="M15451 3100h-502v1290h851" svg:viewBox="0 0 852 1291">
          <text:p/>
        </draw:connector>
        <draw:custom-shape draw:style-name="gr181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8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2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5" draw:layer="layout" svg:width="2.547cm" svg:height="0.4cm" svg:x="8cm" svg:y="6.7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9.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8cm" svg:y="12.3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8cm" svg:y="11.5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8cm" svg:y="13.1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8cm" svg:y="7.1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6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7" draw:layer="layout" svg:width="0.6cm" svg:height="4.4cm" svg:x="10.7cm" svg:y="9.1cm">
          <text:p text:style-name="P4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1" draw:text-style-name="P13" draw:layer="layout" svg:width="0.6cm" svg:height="1.999cm" svg:x="10.667cm" svg:y="7.101cm">
          <text:p text:style-name="P4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2" draw:text-style-name="P5" xml:id="id70" draw:id="id70" draw:layer="layout" svg:width="4.448cm" svg:height="0.4cm" svg:x="14.6cm" svg:y="14.0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xml:id="id44" draw:id="id44" draw:layer="layout" svg:width="4.448cm" svg:height="0.4cm" svg:x="14.6cm" svg:y="14.4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4.448cm" svg:height="0.4cm" svg:x="14.6cm" svg:y="15.206cm">
          <text:p text:style-name="P4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draw:layer="layout" svg:width="4.448cm" svg:height="0.4cm" svg:x="14.6cm" svg:y="15.606cm">
          <text:p text:style-name="P4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4.448cm" svg:height="0.4cm" svg:x="14.6cm" svg:y="14.8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4.448cm" svg:height="0.4cm" svg:x="14.6cm" svg:y="16.006cm">
          <text:p text:style-name="P4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xml:id="id65" draw:id="id65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9.048cm" svg:y1="14.605cm" svg:x2="20.853cm" svg:y2="14.1cm" draw:start-shape="id44" draw:start-glue-point="1" draw:end-shape="id45" draw:end-glue-point="3" svg:d="M19048 14605h903v-505h902" svg:viewBox="0 0 1806 506">
          <text:p/>
        </draw:connector>
        <draw:custom-shape draw:style-name="gr235" draw:text-style-name="P11" xml:id="id74" draw:id="id74" draw:layer="layout" svg:width="2.548cm" svg:height="0.4cm" svg:x="20.778cm" svg:y="17.902cm">
          <text:p text:style-name="P10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6" draw:layer="layout" svg:width="2.548cm" svg:height="0.4cm" svg:x="20.778cm" svg:y="18.302cm">
          <text:p text:style-name="P4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6" draw:layer="layout" svg:width="2.547cm" svg:height="0.4cm" svg:x="20.779cm" svg:y="18.704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xml:id="id61" draw:id="id61" draw:layer="layout" svg:width="2.548cm" svg:height="0.4cm" svg:x="13.653cm" svg:y="18.701cm">
          <text:p text:style-name="P10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2.548cm" svg:height="0.4cm" svg:x="20.753cm" svg:y="19.101cm">
          <text:p text:style-name="P4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6" draw:layer="layout" svg:width="2.548cm" svg:height="0.4cm" svg:x="20.753cm" svg:y="19.50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6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6" draw:layer="layout" svg:width="2.547cm" svg:height="0.4cm" svg:x="20.754cm" svg:y="19.903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4" draw:layer="layout" svg:width="3.286cm" svg:height="0.4cm" svg:x="26.215cm" svg:y="8.202cm">
          <text:p text:style-name="P4"><text:span text:style-name="T3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14" xml:id="id76" draw:id="id76" draw:layer="layout" svg:width="3.286cm" svg:height="0.4cm" svg:x="26.215cm" svg:y="7.801cm">
          <text:p text:style-name="P4"><text:span text:style-name="T3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3.286cm" svg:height="0.4cm" svg:x="21.3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xml:id="id73" draw:id="id73" draw:layer="layout" svg:width="3.286cm" svg:height="0.4cm" svg:x="21.3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3.286cm" svg:height="0.4cm" svg:x="21.3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xml:id="id71" draw:id="id71" draw:layer="layout" svg:width="3.286cm" svg:height="0.4cm" svg:x="21.314cm" svg:y="12cm">
          <text:p text:style-name="P4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3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6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9" xml:id="id67" draw:id="id67" draw:layer="layout" svg:width="3.286cm" svg:height="0.4cm" svg:x="21.315cm" svg:y="10cm">
          <text:p text:style-name="P4"><text:span text:style-name="T3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2" draw:text-style-name="P5" draw:layer="layout" svg:width="2.748cm" svg:height="0.4cm" svg:x="6.1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5" xml:id="id47" draw:id="id47" draw:layer="layout" svg:width="5.1cm" svg:height="2.1cm" svg:x="13.3cm" svg:y="0.5cm">
          <text:p text:style-name="P10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6" xml:id="id49" draw:id="id49" draw:layer="layout" svg:width="2.9cm" svg:height="1.2cm" svg:x="21.5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16" draw:layer="layout" svg:width="5.1cm" svg:height="2.1cm" svg:x="13.301cm" svg:y="0.501cm">
          <text:p text:style-name="P10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svg:x1="21.3cm" svg:y1="3.3cm" svg:x2="21.5cm" svg:y2="1.6cm" draw:start-shape="id48" draw:start-glue-point="3" draw:end-shape="id49" svg:d="M21300 3300h-502v-1700h702" svg:viewBox="0 0 703 1701">
          <text:p/>
        </draw:connector>
        <draw:frame draw:style-name="gr256" draw:text-style-name="P12" draw:layer="layout" svg:width="2.749cm" svg:height="0.569cm" svg:x="18.9cm" svg:y="7.934cm">
          <draw:text-box>
            <text:p text:style-name="P10"><text:span text:style-name="T2">ZONE_NORMAL</text:span></text:p>
          </draw:text-box>
        </draw:frame>
        <draw:custom-shape draw:style-name="gr257" draw:text-style-name="P6" xml:id="id50" draw:id="id50" draw:layer="layout" svg:width="3.481cm" svg:height="0.4cm" svg:x="21.3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7" draw:layer="layout" svg:x1="22.22cm" svg:y1="2.3cm" svg:x2="22.22cm" svg:y2="9.6cm">
          <text:p/>
        </draw:line>
        <draw:connector draw:style-name="gr24" draw:text-style-name="P7" draw:layer="layout" svg:x1="24.796cm" svg:y1="6.505cm" svg:x2="24.781cm" svg:y2="3.3cm" draw:start-shape="id50" draw:start-glue-point="1" draw:end-shape="id48" draw:end-glue-point="1" svg:d="M24796 6505h501v-3205h-516" svg:viewBox="0 0 517 3206">
          <text:p/>
        </draw:connector>
        <draw:custom-shape draw:style-name="gr258" draw:text-style-name="P16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svg:x1="24.799cm" svg:y1="7.303cm" svg:x2="26.2cm" svg:y2="6.7cm" draw:start-shape="id51" draw:start-glue-point="1" draw:end-shape="id52" draw:end-glue-point="3" svg:d="M24799 7303h701v-603h700" svg:viewBox="0 0 1402 604">
          <text:p/>
        </draw:connector>
        <draw:connector draw:style-name="gr24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4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4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9" draw:text-style-name="P5" draw:layer="layout" svg:width="2.805cm" svg:height="0.4cm" svg:x="2.1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5" xml:id="id22" draw:id="id22" draw:layer="layout" svg:width="2.805cm" svg:height="0.4cm" svg:x="2.1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16" xml:id="id58" draw:id="id58" draw:layer="layout" svg:width="4.5cm" svg:height="1.6cm" svg:x="24.5cm" svg:y="14.1cm">
          <text:p text:style-name="P4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2" draw:text-style-name="P1" draw:layer="layout" svg:x1="23.4cm" svg:y1="14.1cm" svg:x2="24.5cm" svg:y2="14.9cm" draw:start-shape="id45" draw:start-glue-point="1" draw:end-shape="id58" draw:end-glue-point="3" svg:d="M23400 14100h550v800h550" svg:viewBox="0 0 1101 801">
          <text:p/>
        </draw:connector>
        <draw:custom-shape draw:style-name="gr263" draw:text-style-name="P6" draw:layer="layout" svg:width="4.448cm" svg:height="0.4cm" svg:x="14.601cm" svg:y="16.412cm">
          <text:p text:style-name="P4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6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6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9" xml:id="id63" draw:id="id63" draw:layer="layout" svg:width="4.448cm" svg:height="0.4cm" svg:x="14.601cm" svg:y="13.606cm">
          <text:p text:style-name="P4"><text:span text:style-name="T3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8" draw:text-style-name="P7" draw:layer="layout" draw:type="curve" draw:line-skew="-0.126cm" svg:x1="12.4cm" svg:y1="3cm" svg:x2="15.801cm" svg:y2="7.191cm" draw:start-shape="id28" draw:start-glue-point="1" draw:end-shape="id31" svg:d="M12400 3000c2362 0 662 4191 3401 4191" svg:viewBox="0 0 3402 4192">
          <text:p/>
        </draw:connector>
        <draw:custom-shape draw:style-name="gr269" draw:text-style-name="P16" xml:id="id60" draw:id="id60" draw:layer="layout" svg:width="2.9cm" svg:height="1.2cm" svg:x="8.4cm" svg:y="0.8cm">
          <text:p text:style-name="P4"><text:span text:style-name="T2">To:swp_entry_t</text:span></text:p>
          <text:p text:style-name="P4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svg:x1="8.9cm" svg:y1="3.807cm" svg:x2="11.3cm" svg:y2="1.4cm" draw:start-shape="id59" draw:start-glue-point="1" draw:end-shape="id60" draw:end-glue-point="1" svg:d="M8900 3807h2902v-2407h-502" svg:viewBox="0 0 2903 2408">
          <text:p/>
        </draw:connector>
        <draw:custom-shape draw:style-name="gr270" draw:text-style-name="P6" xml:id="id64" draw:id="id64" draw:layer="layout" svg:width="2.548cm" svg:height="0.4cm" svg:x="13.654cm" svg:y="19.102cm">
          <text:p text:style-name="P4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6" xml:id="id62" draw:id="id62" draw:layer="layout" svg:width="2.548cm" svg:height="0.4cm" svg:x="13.654cm" svg:y="19.502cm">
          <text:p text:style-name="P4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draw:line-skew="0.623cm" svg:x1="8.9cm" svg:y1="3.807cm" svg:x2="13.653cm" svg:y2="18.901cm" draw:start-shape="id59" draw:start-glue-point="1" draw:end-shape="id61" draw:end-glue-point="3" svg:d="M8900 3807h3000v15094h1753" svg:viewBox="0 0 4754 15095">
          <text:p/>
        </draw:connector>
        <draw:connector draw:style-name="gr251" draw:text-style-name="P7" draw:layer="layout" draw:line-skew="-0.553cm" svg:x1="13.654cm" svg:y1="19.702cm" svg:x2="14.601cm" svg:y2="13.806cm" draw:start-shape="id62" draw:start-glue-point="3" draw:end-shape="id63" svg:d="M13654 19702h-1054v-5896h2001" svg:viewBox="0 0 2002 5897">
          <text:p/>
        </draw:connector>
        <draw:connector draw:style-name="gr251" draw:text-style-name="P7" draw:layer="layout" svg:x1="16.202cm" svg:y1="19.302cm" svg:x2="20.852cm" svg:y2="14.501cm" draw:start-shape="id64" draw:start-glue-point="1" draw:end-shape="id65" draw:end-glue-point="3" svg:d="M16202 19302h2325v-4801h2325" svg:viewBox="0 0 4651 4802">
          <text:p/>
        </draw:connector>
        <draw:custom-shape draw:style-name="gr272" draw:text-style-name="P16" xml:id="id66" draw:id="id66" draw:layer="layout" svg:width="4.7cm" svg:height="2.2cm" svg:x="1.4cm" svg:y="6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svg:x1="5.186cm" svg:y1="13.201cm" svg:x2="6.1cm" svg:y2="7.1cm" draw:start-shape="id21" draw:start-glue-point="1" draw:end-shape="id66" svg:d="M5186 13201h1416v-6101h-502" svg:viewBox="0 0 1417 6102">
          <text:p/>
        </draw:connector>
        <draw:custom-shape draw:style-name="gr273" draw:text-style-name="P16" xml:id="id68" draw:id="id68" draw:layer="layout" svg:width="3.4cm" svg:height="1.2cm" svg:x="25.7cm" svg:y="9.8cm">
          <text:p text:style-name="P4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7" draw:layer="layout" svg:x1="24.601cm" svg:y1="10.2cm" svg:x2="25.7cm" svg:y2="10.4cm" draw:start-shape="id67" draw:start-glue-point="1" draw:end-shape="id68" draw:end-glue-point="3" svg:d="M24601 10200h550v200h549" svg:viewBox="0 0 1100 201">
          <text:p/>
        </draw:connector>
        <draw:connector draw:style-name="gr24" draw:text-style-name="P7" draw:layer="layout" svg:x1="13.2cm" svg:y1="15.6cm" svg:x2="14.6cm" svg:y2="14.205cm" draw:start-shape="id69" draw:start-glue-point="1" draw:end-shape="id70" draw:end-glue-point="3" svg:d="M13200 15600h701v-1395h699" svg:viewBox="0 0 1401 1396">
          <text:p/>
        </draw:connector>
        <draw:custom-shape draw:style-name="gr274" draw:text-style-name="P5" draw:layer="layout" svg:width="3.986cm" svg:height="0.4cm" svg:x="25.713cm" svg:y="11.499cm">
          <text:p text:style-name="P4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6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9" xml:id="id72" draw:id="id72" draw:layer="layout" svg:width="3.986cm" svg:height="0.4cm" svg:x="25.714cm" svg:y="11.1cm">
          <text:p text:style-name="P4"><text:span text:style-name="T3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24.6cm" svg:y1="12.2cm" svg:x2="25.714cm" svg:y2="11.3cm" draw:start-shape="id71" draw:start-glue-point="1" draw:end-shape="id72" svg:d="M24600 12200h558v-900h556" svg:viewBox="0 0 1115 901">
          <text:p/>
        </draw:connector>
        <draw:connector draw:style-name="gr281" draw:text-style-name="P7" draw:layer="layout" draw:type="curve" svg:x1="19.086cm" svg:y1="4.79cm" svg:x2="21.314cm" svg:y2="10.999cm" draw:start-shape="id33" draw:start-glue-point="1" draw:end-shape="id73" draw:end-glue-point="3" svg:d="M19086 4790c1672 0 559 6209 2228 6209" svg:viewBox="0 0 2229 6210">
          <text:p/>
        </draw:connector>
        <draw:connector draw:style-name="gr282" draw:text-style-name="P7" draw:layer="layout" draw:type="curve" svg:x1="19.048cm" svg:y1="14.205cm" svg:x2="20.778cm" svg:y2="18.102cm" draw:start-shape="id70" draw:start-glue-point="1" draw:end-shape="id74" draw:end-glue-point="3" svg:d="M19048 14205c1299 0 434 3897 1730 3897" svg:viewBox="0 0 1731 3898">
          <text:p/>
        </draw:connector>
        <draw:custom-shape draw:style-name="gr283" draw:text-style-name="P6" xml:id="id75" draw:id="id75" draw:layer="layout" svg:width="3.286cm" svg:height="0.4cm" svg:x="15.801cm" svg:y="4.991cm">
          <text:p text:style-name="P4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2" draw:text-style-name="P7" draw:layer="layout" draw:type="curve" draw:line-skew="-0.952cm" svg:x1="19.087cm" svg:y1="5.191cm" svg:x2="26.215cm" svg:y2="8.001cm" draw:start-shape="id75" draw:start-glue-point="1" draw:end-shape="id76" svg:d="M19087 5191c3919 0 356 2810 7128 2810" svg:viewBox="0 0 7129 2811">
          <text:p/>
        </draw:connector>
      </draw:page>
      <draw:page draw:name="page4" draw:style-name="dp1" draw:master-page-name="Default">
        <draw:custom-shape draw:style-name="gr284" draw:text-style-name="P3" draw:layer="layout" svg:width="12.9cm" svg:height="6.5cm" svg:x="1.1cm" svg:y="0.9cm">
          <text:p text:style-name="P2"><text:span text:style-name="T1"/></text:p>
          <text:p text:style-name="P2"><text:span text:style-name="T1">通用寄存器</text:span><text:span text:style-name="T1">:</text:span></text:p>
          <text:p text:style-name="P2"><text:span text:style-name="T1">段寄存器</text:span><text:span text:style-name="T1">:</text:span></text:p>
          <text:p text:style-name="P2"><text:span text:style-name="T1"><text:s text:c="3"/></text:span><text:span text:style-name="T1">.ES:</text:span></text:p>
          <text:p text:style-name="P2"><text:span text:style-name="T1"><text:s text:c="3"/></text:span><text:span text:style-name="T1">.CS:</text:span><text:span text:style-name="T1">代码段寄存器</text:span></text:p>
          <text:p text:style-name="P2"><text:span text:style-name="T1"><text:s text:c="3"/></text:span><text:span text:style-name="T1">.SS:</text:span><text:span text:style-name="T1">堆栈段寄存器</text:span></text:p>
          <text:p text:style-name="P2"><text:span text:style-name="T1"><text:s text:c="3"/></text:span><text:span text:style-name="T1">.DS:</text:span><text:span text:style-name="T1">数据段寄存器</text:span></text:p>
          <text:p text:style-name="P2"><text:span text:style-name="T1"><text:s text:c="3"/></text:span><text:span text:style-name="T1">.FS:</text:span></text:p>
          <text:p text:style-name="P2"><text:span text:style-name="T1"><text:s text:c="3"/></text:span><text:span text:style-name="T1">.GS:</text:span></text:p>
          <text:p text:style-name="P2"><text:span text:style-name="T1">EFLAGS:</text:span></text:p>
          <text:p text:style-name="P2"><text:span text:style-name="T1">EIP:</text:span></text:p>
          <text:p text:style-name="P2"><text:span text:style-name="T1">TSS:</text:span></text:p>
          <text:p text:style-name="P2"><text:span text:style-name="T1">IRET:</text:span></text:p>
          <text:p text:style-name="P2"><text:span text:style-name="T1">LDT:</text:span></text:p>
          <text:p text:style-name="P2"><text:span text:style-name="T1">CR3:</text:span></text:p>
          <text:p text:style-name="P2"><text:span text:style-name="T1">GDTR</text:span><text:span text:style-name="T1">：</text:span><text:span text:style-name="T1">global descriptor table register</text:span></text:p>
          <text:p text:style-name="P2"><text:span text:style-name="T1">LDTR</text:span><text:span text:style-name="T1">：</text:span><text:span text:style-name="T1">local descriptor table registe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85" draw:text-style-name="P6" draw:layer="layout" svg:width="12.6cm" svg:height="2.491cm" svg:x="0.801cm" svg:y="1.309cm">
          <text:p text:style-name="P4"><text:span text:style-name="T2">do_anonymous_page</text:span></text:p>
          <text:p text:style-name="P4"><text:span text:style-name="T2"><text:s text:c="3"/></text:span><text:span text:style-name="T2">.page = alloc_page(GFP_HIGHUSER);</text:span></text:p>
          <text:p text:style-name="P4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12.6cm" svg:height="3.391cm" svg:x="0.8cm" svg:y="4.609cm">
          <text:p text:style-name="P4"><text:span text:style-name="T2">add_to_swap_cache(struct page *page, swp_entry_t entry)</text:span></text:p>
          <text:p text:style-name="P4"><text:span text:style-name="T2"><text:s text:c="3"/></text:span><text:span text:style-name="T2">.add_to_page_cache_locked(page, &amp;swapper_space, entry.val)</text:span></text:p>
          <text:p text:style-name="P4"><text:span text:style-name="T2"><text:s text:c="6"/></text:span><text:span text:style-name="T2">.page_cache_get(page); <text:s/>// page-&gt;count+=1</text:span></text:p>
          <text:p text:style-name="P4"><text:span text:style-name="T2"><text:s text:c="6"/></text:span><text:span text:style-name="T2">.page-&gt;index = index;</text:span></text:p>
          <text:p text:style-name="P4"><text:span text:style-name="T2"><text:s text:c="6"/></text:span><text:span text:style-name="T2">.add_page_to_inode_queue(mapping, page); <text:s/>//clean_pages</text:span></text:p>
          <text:p text:style-name="P4"><text:span text:style-name="T2"><text:s text:c="6"/></text:span><text:span text:style-name="T2">.add_page_to_hash_queue(page, page_hash(mapping, index));</text:span></text:p>
          <text:p text:style-name="P4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6" xml:id="id77" draw:id="id77" draw:layer="layout" svg:width="9.599cm" svg:height="3.391cm" svg:x="0.801cm" svg:y="9.209cm">
          <text:p text:style-name="P4"><text:span text:style-name="T2">struct page * alloc_pages(int gfp_mask, unsigned long order)</text:span></text:p>
          <text:p text:style-name="P4"><text:span text:style-name="T2"><text:s text:c="3"/></text:span><text:span text:style-name="T2">.alloc_pages_pgdat(temp, gfp_mask, order)</text:span></text:p>
          <text:p text:style-name="P4"><text:span text:style-name="T2"><text:s text:c="6"/></text:span><text:span text:style-name="T2">.__alloc_pages(pgdat-&gt;node_zonelists + gfp_mask, order); &lt;&lt;</text:span></text:p>
          <text:p text:style-name="P4"><text:span text:style-name="T2"><text:s text:c="9"/></text:span><text:span text:style-name="T2">.wakeup_kswapd(0);</text:span></text:p>
          <text:p text:style-name="P4"><text:span text:style-name="T2"><text:s text:c="9"/></text:span><text:span text:style-name="T2">.wakeup_bdflush(0);</text:span></text:p>
          <text:p text:style-name="P4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xml:id="id78" draw:id="id78" draw:layer="layout" svg:width="9.599cm" svg:height="3.391cm" svg:x="11.6cm" svg:y="9.209cm">
          <text:p text:style-name="P4"><text:span text:style-name="T2">rmqueue(z, order);</text:span></text:p>
          <text:p text:style-name="P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0.4cm" svg:y1="10.904cm" svg:x2="11.6cm" svg:y2="10.904cm" draw:start-shape="id77" draw:end-shape="id78" svg:d="M10400 10904h1200" svg:viewBox="0 0 1201 1">
          <text:p/>
        </draw:connector>
      </draw:page>
      <draw:page draw:name="page6" draw:style-name="dp1" draw:master-page-name="Default">
        <draw:custom-shape draw:style-name="gr289" draw:text-style-name="P6" xml:id="id79" draw:id="id79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7" draw:layer="layout" svg:x1="1.8cm" svg:y1="0.8cm" svg:x2="1.8cm" svg:y2="17.5cm">
          <text:p/>
        </draw:line>
        <draw:custom-shape draw:style-name="gr290" draw:text-style-name="P6" xml:id="id80" draw:id="id80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3.4cm" svg:y1="6.604cm" svg:x2="14.6cm" svg:y2="4.45cm" draw:start-shape="id79" draw:start-glue-point="1" draw:end-shape="id80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291" draw:text-style-name="P5" draw:layer="layout" svg:width="3.213cm" svg:height="0.4cm" svg:x="10.385cm" svg:y="2.701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6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xml:id="id86" draw:id="id86" draw:layer="layout" svg:width="3.213cm" svg:height="0.4cm" svg:x="10.385cm" svg:y="4.302cm">
          <text:p text:style-name="P10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draw:layer="layout" svg:width="3.213cm" svg:height="0.4cm" svg:x="10.385cm" svg:y="4.702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6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xml:id="id81" draw:id="id81" draw:layer="layout" svg:width="3.212cm" svg:height="0.4cm" svg:x="10.386cm" svg:y="5.104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5" xml:id="id84" draw:id="id84" draw:layer="layout" svg:width="3.285cm" svg:height="0.4cm" svg:x="3.45cm" svg:y="2.6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xml:id="id87" draw:id="id87" draw:layer="layout" svg:width="3.285cm" svg:height="0.4cm" svg:x="3.45cm" svg:y="3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3.45cm" svg:y="3.801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3.45cm" svg:y="4.201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draw:layer="layout" svg:width="3.285cm" svg:height="0.4cm" svg:x="3.45cm" svg:y="3.4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6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17" draw:layer="layout" svg:x1="9.25cm" svg:y1="4.304cm" svg:x2="10.572cm" svg:y2="4.304cm">
          <text:p/>
        </draw:line>
        <draw:line draw:style-name="gr87" draw:text-style-name="P17" draw:layer="layout" svg:x1="9.25cm" svg:y1="2.704cm" svg:x2="10.572cm" svg:y2="2.704cm">
          <text:p/>
        </draw:line>
        <draw:line draw:style-name="gr307" draw:text-style-name="P17" draw:layer="layout" svg:x1="9.719cm" svg:y1="2.704cm" svg:x2="9.719cm" svg:y2="4.304cm">
          <text:p text:style-name="P1"><text:span text:style-name="T5">着色区</text:span></text:p>
        </draw:line>
        <draw:custom-shape draw:style-name="gr308" draw:text-style-name="P5" draw:layer="layout" svg:width="3.213cm" svg:height="0.4cm" svg:x="10.386cm" svg:y="5.903cm">
          <text:p text:style-name="P10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1" draw:layer="layout" svg:width="3.213cm" svg:height="0.4cm" svg:x="10.386cm" svg:y="6.304cm">
          <text:p text:style-name="P10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82" draw:id="id82" draw:layer="layout" svg:width="3.213cm" svg:height="0.4cm" svg:x="10.385cm" svg:y="6.702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3.598cm" svg:y1="5.304cm" svg:x2="13.598cm" svg:y2="6.902cm" draw:start-shape="id81" draw:start-glue-point="1" draw:end-shape="id82" draw:end-glue-point="1" svg:d="M13598 5304h502v1598h-502" svg:viewBox="0 0 503 1599">
          <text:p/>
        </draw:connector>
        <draw:custom-shape draw:style-name="gr312" draw:text-style-name="P11" draw:layer="layout" svg:width="3.285cm" svg:height="0.4cm" svg:x="3.45cm" svg:y="5.90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3.45cm" svg:y="7.504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6" draw:layer="layout" svg:width="3.285cm" svg:height="0.4cm" svg:x="3.45cm" svg:y="7.904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6" draw:layer="layout" svg:width="3.285cm" svg:height="0.4cm" svg:x="3.45cm" svg:y="6.303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3.285cm" svg:height="0.4cm" svg:x="3.45cm" svg:y="8.304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draw:layer="layout" svg:width="3.285cm" svg:height="0.4cm" svg:x="3.45cm" svg:y="8.706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1" draw:layer="layout" svg:width="3.285cm" svg:height="0.4cm" svg:x="3.45cm" svg:y="9.104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" draw:layer="layout" svg:width="3.285cm" svg:height="0.4cm" svg:x="3.45cm" svg:y="9.505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3.285cm" svg:height="0.4cm" svg:x="3.45cm" svg:y="6.304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xml:id="id83" draw:id="id83" draw:layer="layout" svg:width="3.285cm" svg:height="0.4cm" svg:x="3.45cm" svg:y="6.705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5" draw:id="id85" draw:layer="layout" svg:width="3.285cm" svg:height="0.4cm" svg:x="3.45cm" svg:y="7.105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6.735cm" svg:y1="6.905cm" svg:x2="6.735cm" svg:y2="2.8cm" draw:start-shape="id83" draw:start-glue-point="1" draw:end-shape="id84" draw:end-glue-point="1" svg:d="M6735 6905h501v-4105h-501" svg:viewBox="0 0 502 4106">
          <text:p/>
        </draw:connector>
        <draw:connector draw:style-name="gr24" draw:text-style-name="P7" draw:layer="layout" svg:x1="6.735cm" svg:y1="7.305cm" svg:x2="10.385cm" svg:y2="4.502cm" draw:start-shape="id85" draw:start-glue-point="1" draw:end-shape="id86" draw:end-glue-point="3" svg:d="M6735 7305h1825v-2803h1825" svg:viewBox="0 0 3651 2804">
          <text:p/>
        </draw:connector>
        <draw:custom-shape draw:style-name="gr322" draw:text-style-name="P6" xml:id="id88" draw:id="id88" draw:layer="layout" svg:width="3.212cm" svg:height="0.4cm" svg:x="10.387cm" svg:y="5.505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line-skew="0.389cm" svg:x1="6.735cm" svg:y1="3.2cm" svg:x2="10.387cm" svg:y2="5.705cm" draw:start-shape="id87" draw:start-glue-point="1" draw:end-shape="id88" svg:d="M6735 3200h2215v2505h1437" svg:viewBox="0 0 3653 2506">
          <text:p/>
        </draw:connector>
        <draw:frame draw:style-name="gr323" draw:text-style-name="P18" draw:layer="layout" svg:width="2.2cm" svg:height="0.57cm" svg:x="4.626cm" svg:y="3.363cm">
          <draw:text-box>
            <text:p text:style-name="P4"><text:span text:style-name="T2">kmem_cache</text:span></text:p>
          </draw:text-box>
        </draw:frame>
      </draw:page>
      <draw:page draw:name="page8" draw:style-name="dp1" draw:master-page-name="Default">
        <draw:custom-shape draw:style-name="gr324" draw:text-style-name="P6" xml:id="id89" draw:id="id89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xml:id="id90" draw:id="id90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6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6.699cm" svg:y1="2.8cm" svg:x2="6.7cm" svg:y2="3.509cm" draw:start-shape="id89" draw:start-glue-point="2" draw:end-shape="id90" draw:end-glue-point="0" svg:d="M6699 2800v355h1v354" svg:viewBox="0 0 2 710">
          <text:p/>
        </draw:connector>
        <draw:custom-shape draw:style-name="gr326" draw:text-style-name="P6" xml:id="id91" draw:id="id91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6.7cm" svg:y1="9.2cm" svg:x2="6.7cm" svg:y2="9.809cm" draw:start-shape="id90" draw:start-glue-point="2" draw:end-shape="id91" draw:end-glue-point="0" svg:d="M6700 9200v609" svg:viewBox="0 0 1 610">
          <text:p/>
        </draw:connector>
      </draw:page>
      <draw:page draw:name="page9" draw:style-name="dp1" draw:master-page-name="Default">
        <draw:custom-shape draw:style-name="gr327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size, VM_IOREMAP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" xml:id="id93" draw:id="id93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xml:id="id96" draw:id="id96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9" xml:id="id92" draw:id="id92" draw:layer="layout" svg:width="3.213cm" svg:height="0.4cm" svg:x="10.6cm" svg:y="1.3cm">
          <text:p text:style-name="P4"><text:span text:style-name="T3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0.6cm" svg:y1="1.5cm" svg:x2="10.613cm" svg:y2="2.2cm" draw:start-shape="id92" draw:start-glue-point="3" draw:end-shape="id93" draw:end-glue-point="3" svg:d="M10600 1500h-502v700h515" svg:viewBox="0 0 516 701">
          <text:p/>
        </draw:connector>
        <draw:custom-shape draw:style-name="gr330" draw:text-style-name="P6" xml:id="id94" draw:id="id94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5" xml:id="id95" draw:id="id95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98" draw:id="id98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0.613cm" svg:y1="3.802cm" svg:x2="10.6cm" svg:y2="4.9cm" draw:start-shape="id94" draw:start-glue-point="3" draw:end-shape="id95" draw:end-glue-point="3" svg:d="M10613 3802h-515v1098h502" svg:viewBox="0 0 516 1099">
          <text:p/>
        </draw:connector>
        <draw:custom-shape draw:style-name="gr336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xml:id="id97" draw:id="id97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2" draw:text-style-name="P6" xml:id="id99" draw:id="id99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svg:x1="13.826cm" svg:y1="3cm" svg:x2="15.885cm" svg:y2="2.399cm" draw:start-shape="id96" draw:start-glue-point="1" draw:end-shape="id97" draw:end-glue-point="3" svg:d="M13826 3000h1029v-601h1030" svg:viewBox="0 0 2060 602">
          <text:p/>
        </draw:connector>
        <draw:connector draw:style-name="gr24" draw:text-style-name="P7" draw:layer="layout" svg:x1="13.813cm" svg:y1="5.7cm" svg:x2="15.885cm" svg:y2="4.4cm" draw:start-shape="id98" draw:start-glue-point="1" draw:end-shape="id99" draw:end-glue-point="3" svg:d="M13813 5700h1036v-1300h1036" svg:viewBox="0 0 2073 1301">
          <text:p/>
        </draw:connector>
        <draw:line draw:style-name="gr87" draw:text-style-name="P7" draw:layer="layout" svg:x1="15.2cm" svg:y1="2.2cm" svg:x2="16.2cm" svg:y2="2.2cm">
          <text:p/>
        </draw:line>
        <draw:line draw:style-name="gr87" draw:text-style-name="P7" draw:layer="layout" svg:x1="15.2cm" svg:y1="4.2cm" svg:x2="16.2cm" svg:y2="4.2cm">
          <text:p/>
        </draw:line>
        <draw:line draw:style-name="gr307" draw:text-style-name="P19" draw:layer="layout" svg:x1="15.337cm" svg:y1="2.2cm" svg:x2="15.337cm" svg:y2="4.2cm">
          <text:p text:style-name="P1"><text:span text:style-name="T7">size</text:span></text:p>
        </draw:line>
      </draw:page>
      <draw:page draw:name="page10" draw:style-name="dp1" draw:master-page-name="Default">
        <draw:custom-shape draw:style-name="gr346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7" draw:layer="layout" svg:x1="3cm" svg:y1="0.5cm" svg:x2="3cm" svg:y2="7.3cm">
          <text:p/>
        </draw:line>
      </draw:page>
      <draw:page draw:name="page11" draw:style-name="dp1" draw:master-page-name="Default">
        <draw:custom-shape draw:style-name="gr347" draw:text-style-name="P5" xml:id="id109" draw:id="id109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01" draw:id="id101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xml:id="id102" draw:id="id102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xml:id="id103" draw:id="id103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xml:id="id100" draw:id="id100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xml:id="id112" draw:id="id112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1" draw:text-style-name="P7" draw:layer="layout" draw:type="curve" svg:x1="8.285cm" svg:y1="1cm" svg:x2="10.406cm" svg:y2="1.597cm" draw:start-shape="id100" draw:start-glue-point="1" draw:end-shape="id101" draw:end-glue-point="3" svg:d="M8285 1000c1591 0 531 597 2121 597" svg:viewBox="0 0 2122 598">
          <text:p/>
        </draw:connector>
        <draw:connector draw:style-name="gr361" draw:text-style-name="P7" draw:layer="layout" draw:type="curve" draw:line-skew="0.252cm" svg:x1="10.406cm" svg:y1="1.196cm" svg:x2="8.285cm" svg:y2="0.6cm" draw:start-shape="id102" draw:start-glue-point="3" draw:end-shape="id103" draw:end-glue-point="1" svg:d="M10406 1196c-1212 0-152-596-2121-596" svg:viewBox="0 0 2122 597">
          <text:p/>
        </draw:connector>
        <draw:custom-shape draw:style-name="gr362" draw:text-style-name="P5" xml:id="id111" draw:id="id111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6" xml:id="id105" draw:id="id105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04" draw:id="id104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xml:id="id115" draw:id="id115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6" xml:id="id107" draw:id="id107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1" draw:text-style-name="P7" draw:layer="layout" draw:type="curve" svg:x1="10.406cm" svg:y1="1.597cm" svg:x2="10.408cm" svg:y2="5.099cm" draw:start-shape="id101" draw:start-glue-point="3" draw:end-shape="id104" draw:end-glue-point="3" svg:d="M10406 1597c-751 0-752 3502 2 3502" svg:viewBox="0 0 566 3503">
          <text:p/>
        </draw:connector>
        <draw:custom-shape draw:style-name="gr368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xml:id="id106" draw:id="id106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24" draw:id="id124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xml:id="id122" draw:id="id122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1" draw:text-style-name="P7" draw:layer="layout" draw:type="curve" svg:x1="13.9cm" svg:y1="4.298cm" svg:x2="15.708cm" svg:y2="4.9cm" draw:start-shape="id105" draw:start-glue-point="1" draw:end-shape="id106" draw:end-glue-point="3" svg:d="M13900 4298c1357 0 454 602 1808 602" svg:viewBox="0 0 1809 603">
          <text:p/>
        </draw:connector>
        <draw:connector draw:style-name="gr361" draw:text-style-name="P7" draw:layer="layout" draw:type="curve" svg:x1="10.408cm" svg:y1="4.698cm" svg:x2="8.285cm" svg:y2="0.6cm" draw:start-shape="id107" draw:start-glue-point="3" draw:end-shape="id103" draw:end-glue-point="1" svg:d="M10408 4698c-1591 0-530-4098-2123-4098" svg:viewBox="0 0 2124 4099">
          <text:p/>
        </draw:connector>
        <draw:custom-shape draw:style-name="gr374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xml:id="id125" draw:id="id125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xml:id="id108" draw:id="id108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xml:id="id110" draw:id="id110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1" draw:text-style-name="P7" draw:layer="layout" draw:type="curve" draw:line-skew="1.496cm" svg:x1="3.601cm" svg:y1="3.7cm" svg:x2="10.406cm" svg:y2="0.396cm" draw:start-shape="id108" draw:start-glue-point="1" draw:end-shape="id109" draw:end-glue-point="3" svg:d="M3601 3700c7348 0 3946-3304 6805-3304" svg:viewBox="0 0 6806 3305">
          <text:p/>
        </draw:connector>
        <draw:connector draw:style-name="gr361" draw:text-style-name="P7" draw:layer="layout" draw:type="curve" svg:x1="3.601cm" svg:y1="4.097cm" svg:x2="10.408cm" svg:y2="3.898cm" draw:start-shape="id110" draw:start-glue-point="1" draw:end-shape="id111" draw:end-glue-point="3" svg:d="M3601 4097c5106 0 1703-199 6807-199" svg:viewBox="0 0 6808 200">
          <text:p/>
        </draw:connector>
        <draw:custom-shape draw:style-name="gr384" draw:text-style-name="P5" xml:id="id113" draw:id="id113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xml:id="id114" draw:id="id114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21" draw:id="id121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type="curve" svg:x1="4.793cm" svg:y1="1.4cm" svg:x2="4.794cm" svg:y2="5.801cm" draw:start-shape="id112" draw:start-glue-point="3" draw:end-shape="id113" draw:end-glue-point="3" svg:d="M4793 1400c-751 0-752 4401 1 4401" svg:viewBox="0 0 565 4402">
          <text:p/>
        </draw:connector>
        <draw:custom-shape draw:style-name="gr390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xml:id="id119" draw:id="id119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6" xml:id="id117" draw:id="id117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type="curve" svg:x1="8.286cm" svg:y1="6.201cm" svg:x2="9.395cm" svg:y2="7.698cm" draw:start-shape="id114" draw:start-glue-point="1" svg:d="M8286 6201c1209 0 655 1497 1109 1497" svg:viewBox="0 0 1110 1498">
          <text:p/>
        </draw:connector>
        <draw:custom-shape draw:style-name="gr391" draw:text-style-name="P21" draw:layer="layout" svg:width="2.999cm" svg:height="1.5cm" svg:x="13.5cm" svg:y="7.4cm">
          <text:p text:style-name="P20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1" draw:text-style-name="P21" xml:id="id116" draw:id="id116" draw:layer="layout" svg:width="2.999cm" svg:height="1.5cm" svg:x="15.9cm" svg:y="2.3cm">
          <text:p text:style-name="P20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4" draw:text-style-name="P7" draw:layer="layout" svg:x1="13.9cm" svg:y1="5.499cm" svg:x2="15.9cm" svg:y2="3.05cm" draw:start-shape="id115" draw:start-glue-point="1" draw:end-shape="id116" draw:end-glue-point="3" svg:d="M13900 5499h502v-949h-244v-1500h1742" svg:viewBox="0 0 2001 2450">
          <text:p/>
        </draw:connector>
        <draw:custom-shape draw:style-name="gr392" draw:text-style-name="P22" xml:id="id118" draw:id="id118" draw:layer="layout" svg:width="2.6cm" svg:height="1cm" svg:x="12.7cm" svg:y="9.1cm">
          <text:p text:style-name="P20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24" xml:id="id123" draw:id="id123" draw:layer="layout" svg:width="2.6cm" svg:height="1cm" svg:x="12.7cm" svg:y="10.1cm">
          <text:p text:style-name="P23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24" xml:id="id120" draw:id="id120" draw:layer="layout" svg:width="2.6cm" svg:height="1cm" svg:x="12.7cm" svg:y="12.1cm">
          <text:p text:style-name="P23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7" draw:layer="layout" svg:x1="12.111cm" svg:y1="7.9cm" svg:x2="12.7cm" svg:y2="9.6cm" draw:start-shape="id117" draw:start-glue-point="2" draw:end-shape="id118" draw:end-glue-point="3" svg:d="M12111 7900v1700h589" svg:viewBox="0 0 590 1701">
          <text:p/>
        </draw:connector>
        <draw:connector draw:style-name="gr24" draw:text-style-name="P7" draw:layer="layout" svg:x1="10.71cm" svg:y1="7.899cm" svg:x2="12.7cm" svg:y2="12.6cm" draw:start-shape="id119" draw:start-glue-point="2" draw:end-shape="id120" draw:end-glue-point="3" svg:d="M10710 7899v4701h1990" svg:viewBox="0 0 1991 4702">
          <text:p/>
        </draw:connector>
        <draw:connector draw:style-name="gr24" draw:text-style-name="P7" draw:layer="layout" draw:type="curve" svg:x1="8.286cm" svg:y1="7.002cm" svg:x2="12.7cm" svg:y2="9.6cm" draw:start-shape="id121" draw:start-glue-point="1" draw:end-shape="id118" svg:d="M8286 7002c3312 0 1105 2598 4414 2598" svg:viewBox="0 0 4415 2599">
          <text:p/>
        </draw:connector>
        <draw:custom-shape draw:style-name="gr395" draw:text-style-name="P24" draw:layer="layout" svg:width="2.6cm" svg:height="1cm" svg:x="12.7cm" svg:y="11.1cm">
          <text:p text:style-name="P23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7" draw:layer="layout" svg:x1="19.2cm" svg:y1="5.3cm" svg:x2="15.3cm" svg:y2="10.6cm" draw:start-shape="id122" draw:start-glue-point="1" draw:end-shape="id123" draw:end-glue-point="1" svg:d="M19200 5300h502v5300h-4402" svg:viewBox="0 0 4403 5301">
          <text:p/>
        </draw:connector>
        <draw:connector draw:style-name="gr24" draw:text-style-name="P7" draw:layer="layout" svg:x1="19.2cm" svg:y1="5.701cm" svg:x2="15.3cm" svg:y2="10.6cm" draw:start-shape="id124" draw:start-glue-point="1" draw:end-shape="id123" draw:end-glue-point="1" svg:d="M19200 5701h502v4899h-4402" svg:viewBox="0 0 4403 4900">
          <text:p/>
        </draw:connector>
        <draw:line draw:style-name="gr87" draw:text-style-name="P7" draw:layer="layout" svg:x1="1.387cm" svg:y1="11.6cm" svg:x2="1.479cm" svg:y2="20.5cm">
          <text:p/>
        </draw:line>
        <draw:connector draw:style-name="gr24" draw:text-style-name="P7" draw:layer="layout" svg:x1="3.6cm" svg:y1="2.1cm" svg:x2="4.793cm" svg:y2="0.6cm" draw:start-shape="id125" draw:start-glue-point="1" draw:end-shape="id103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96" draw:text-style-name="P5" xml:id="id129" draw:id="id129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xml:id="id126" draw:id="id126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xml:id="id128" draw:id="id128" draw:layer="layout" svg:width="2.592cm" svg:height="0.9cm" svg:x="8.4cm" svg:y="4.096cm">
          <text:p text:style-name="P4"><text:span text:style-name="T3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xml:id="id127" draw:id="id127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type="curve" svg:x1="15.6cm" svg:y1="6.995cm" svg:x2="17.309cm" svg:y2="5.795cm" draw:start-shape="id126" draw:start-glue-point="1" draw:end-shape="id127" draw:end-glue-point="3" svg:d="M15600 6995c1282 0 428-1200 1709-1200" svg:viewBox="0 0 1710 1201">
          <text:p/>
        </draw:connector>
        <draw:connector draw:style-name="gr24" draw:text-style-name="P7" draw:layer="layout" draw:type="curve" svg:x1="10.992cm" svg:y1="4.546cm" svg:x2="12.108cm" svg:y2="5.794cm" draw:start-shape="id128" draw:start-glue-point="1" draw:end-shape="id129" draw:end-glue-point="3" svg:d="M10992 4546c838 0 281 1248 1116 1248" svg:viewBox="0 0 1117 1249">
          <text:p/>
        </draw:connector>
        <draw:custom-shape draw:style-name="gr409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6" xml:id="id130" draw:id="id130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xml:id="id131" draw:id="id131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type="curve" svg:x1="15.601cm" svg:y1="8.996cm" svg:x2="17.31cm" svg:y2="10.296cm" draw:start-shape="id130" draw:start-glue-point="1" draw:end-shape="id131" draw:end-glue-point="3" svg:d="M15601 8996c1282 0 428 1300 1709 1300" svg:viewBox="0 0 1710 1301">
          <text:p/>
        </draw:connector>
        <draw:custom-shape draw:style-name="gr418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xml:id="id132" draw:id="id132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7" draw:layer="layout" draw:type="curve" svg:x1="15.601cm" svg:y1="8.996cm" svg:x2="21.711cm" svg:y2="10.297cm" draw:start-shape="id130" draw:start-glue-point="1" draw:end-shape="id132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8H31M30S</meta:editing-duration>
    <meta:editing-cycles>963</meta:editing-cycles>
    <meta:generator>LibreOffice/5.2.2.2$Windows_x86 LibreOffice_project/8f96e87c890bf8fa77463cd4b640a2312823f3ad</meta:generator>
    <meta:initial-creator>fhy </meta:initial-creator>
    <dc:date>2017-10-27T17:15:39.841000000</dc:date>
    <meta:document-statistic meta:object-count="5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three-dimensional="false" chart:lines="true" chart:solid-type="cuboid" chart:interpolation="none" chart:symbol-type="none" chart:symbol-width="0.25cm" chart:symbol-height="0.25cm" chart:vertical="false" chart:include-hidden-cells="true" chart:auto-position="false" chart:auto-size="false" chart:spline-order="3" chart:spline-resolution="20" chart:series-source="columns" chart:mean-value="false" chart:error-margin="0" chart:error-category="none" chart:error-percentage="0" chart:data-label-number="none" chart:data-label-text="false" chart:data-label-symbol="false">
        <chart:symbol-image/>
      </style:chart-properties>
      <style:graphic-properties draw:stroke="solid" svg:stroke-width="0cm" svg:stroke-color="#000000" svg:stroke-opacity="100%" draw:stroke-linejoin="round" draw:fill="solid" draw:fill-color="#ffffff" draw:fill-hatch-solid="false" draw:opacity="100%" draw:fill-image-width="0.01cm" draw:fill-image-height="0.01cm" style:repeat="repeat" draw:fill-image-ref-point-x="0%" draw:fill-image-ref-point-y="0%" draw:fill-image-ref-point="top-left" draw:tile-repeat-offset="0% vertical"/>
    </style:style>
    <style:style style:name="ch3" style:family="chart"/>
    <style:style style:name="ch4" style:family="chart"/>
  </office:automatic-styles>
  <office:body>
    <office:chart>
      <chart:chart svg:width="16cm" svg:height="9cm" xlink:href=".." xlink:type="simple" chart:class="chart:bar" chart:style-name="ch1">
        <chart:plot-area chart:style-name="ch2" svg:x="0.32cm" svg:y="0.18cm" svg:width="-33.087cm" svg:height="-32.947cm">
          <chartooo:coordinate-region svg:x="0cm" svg:y="0cm" svg:width="0cm" svg:height="0cm"/>
          <chart:wall chart:style-name="ch3"/>
          <chart:floor chart:style-name="ch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